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4" style:parent-style-name="Normal" style:family="paragraph"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5" style:parent-style-name="ListParagraph" style:list-style-name="LFO1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>
      <style:text-properties fo:font-size="14pt" style:font-size-asian="14pt" style:font-size-complex="14pt"/>
    </style:style>
    <style:style style:name="P7" style:parent-style-name="ListParagraph" style:list-style-name="LFO1" style:family="paragraph">
      <style:text-properties fo:font-size="14pt" style:font-size-asian="14pt" style:font-size-complex="14pt"/>
    </style:style>
    <style:style style:name="P8" style:parent-style-name="ListParagraph" style:list-style-name="LFO1" style:family="paragraph">
      <style:text-properties fo:font-size="14pt" style:font-size-asian="14pt" style:font-size-complex="14pt"/>
    </style:style>
    <style:style style:name="P9" style:parent-style-name="ListParagraph" style:list-style-name="LFO1" style:family="paragraph">
      <style:text-properties fo:font-size="14pt" style:font-size-asian="14pt" style:font-size-complex="14pt"/>
    </style:style>
    <style:style style:name="P10" style:parent-style-name="ListParagraph" style:list-style-name="LFO1" style:family="paragraph">
      <style:text-properties fo:font-size="14pt" style:font-size-asian="14pt" style:font-size-complex="14pt"/>
    </style:style>
    <style:style style:name="P1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7pt" style:font-size-asian="17pt" style:font-size-complex="17pt" fo:language="en" fo:country="US"/>
    </style:style>
    <style:style style:name="P12" style:parent-style-name="Normal" style:list-style-name="LFO2" style:family="paragraph">
      <style:text-properties fo:font-size="14pt" style:font-size-asian="14pt" style:font-size-complex="14pt"/>
    </style:style>
    <style:style style:name="P13" style:parent-style-name="Normal" style:list-style-name="LFO2" style:family="paragraph">
      <style:text-properties fo:font-size="14pt" style:font-size-asian="14pt" style:font-size-complex="14pt"/>
    </style:style>
    <style:style style:name="P14" style:parent-style-name="Normal" style:list-style-name="LFO2" style:family="paragraph">
      <style:text-properties fo:font-size="14pt" style:font-size-asian="14pt" style:font-size-complex="14pt"/>
    </style:style>
    <style:style style:name="P15" style:parent-style-name="Normal" style:list-style-name="LFO2" style:family="paragraph">
      <style:paragraph-properties fo:text-align="justify"/>
      <style:text-properties fo:font-size="14pt" style:font-size-asian="14pt" style:font-size-complex="14pt"/>
    </style:style>
    <style:style style:name="P16" style:parent-style-name="Normal" style:list-style-name="LFO2" style:family="paragraph">
      <style:paragraph-properties fo:text-align="justify"/>
      <style:text-properties fo:font-size="14pt" style:font-size-asian="14pt" style:font-size-complex="14pt"/>
    </style:style>
    <style:style style:name="P17" style:parent-style-name="Normal" style:list-style-name="LFO2" style:family="paragraph">
      <style:paragraph-properties fo:text-align="justify"/>
      <style:text-properties fo:font-size="14pt" style:font-size-asian="14pt" style:font-size-complex="14pt"/>
    </style:style>
    <style:style style:name="P18" style:parent-style-name="Normal" style:list-style-name="LFO2" style:family="paragraph">
      <style:paragraph-properties fo:text-align="justify"/>
      <style:text-properties fo:font-size="14pt" style:font-size-asian="14pt" style:font-size-complex="14pt"/>
    </style:style>
    <style:style style:name="P19" style:parent-style-name="Normal" style:list-style-name="LFO2" style:family="paragraph">
      <style:paragraph-properties fo:text-align="justify"/>
      <style:text-properties fo:font-size="14pt" style:font-size-asian="14pt" style:font-size-complex="14pt"/>
    </style:style>
    <style:style style:name="P20" style:parent-style-name="Normal" style:list-style-name="LFO2" style:family="paragraph">
      <style:paragraph-properties fo:text-align="justify"/>
      <style:text-properties fo:font-size="14pt" style:font-size-asian="14pt" style:font-size-complex="14pt"/>
    </style:style>
    <style:style style:name="P21" style:parent-style-name="Normal" style:list-style-name="LFO2" style:family="paragraph">
      <style:paragraph-properties fo:text-align="justify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Normal" style:list-style-name="LFO2" style:family="paragraph">
      <style:paragraph-properties fo:text-align="justify"/>
    </style:style>
    <style:style style:name="T25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<text:s text:c="11"/>Assumptions &amp;<text:s/>Improvements on Production</text:p>
      <text:p text:style-name="P3"/>
      <text:p text:style-name="P4"><text:s text:c="3"/>Before starting assessment following assumptions<text:s/>made:</text:p>
      <text:list text:style-name="LFO1" text:continue-numbering="true">
        <text:list-item>
          <text:p text:style-name="P5">Since this is a console application, persistent storage is not required.<text:s/></text:p>
        </text:list-item>
        <text:list-item>
          <text:p text:style-name="P6">Basic validation is sufficient and does not require any UI to build.</text:p>
        </text:list-item>
        <text:list-item>
          <text:p text:style-name="P7">A simple class library to build to store business logic.</text:p>
        </text:list-item>
        <text:list-item>
          <text:p text:style-name="P8">Separating business logic from core application will help testing business rules easily.</text:p>
        </text:list-item>
        <text:list-item>
          <text:p text:style-name="P9">Report data returned from class library would be in a simple model object<text:s/>format.</text:p>
        </text:list-item>
        <text:list-item>
          <text:p text:style-name="P10">User should be able to accept multiple inputs from console to create multiple request objects.</text:p>
        </text:list-item>
      </text:list>
      <text:p text:style-name="P11">Scope of Improvements:</text:p>
      <text:list text:style-name="LFO2" text:continue-numbering="true">
        <text:list-item>
          <text:p text:style-name="P12">Input Validation:<text:s/></text:p>
          <text:list text:continue-numbering="true">
            <text:list-item>
              <text:p text:style-name="P13">Handling non-numeric input<text:s/></text:p>
            </text:list-item>
            <text:list-item>
              <text:p text:style-name="P14">Ensuring values are within reasonable ranges.</text:p>
            </text:list-item>
          </text:list>
        </text:list-item>
        <text:list-item>
          <text:p text:style-name="P15">Persistent Storage: Since the application process the loan application, the data should be stored in a database or a file.</text:p>
        </text:list-item>
        <text:list-item>
          <text:p text:style-name="P16">Error Handling &amp; Logging:<text:s/>Improving error handling and store <text:s/>exceptions in log files or event log or database.<text:s/></text:p>
        </text:list-item>
        <text:list-item>
          <text:p text:style-name="P17">Concurrency: For a real application, especially one that handles multiple<text:s/>requests, concurrency handling would be important. Implementing asynchronous functions would help in handling concurrency smoothly.</text:p>
        </text:list-item>
        <text:list-item>
          <text:p text:style-name="P18">Data Format: Report data returned from business library would have been in generic format such as JSON,XML.</text:p>
        </text:list-item>
        <text:list-item>
          <text:p text:style-name="P19">Security: Authentication &amp; Authorization which ensures that only authorized users can access sensitive data or perform certain actions, such as processing loan applications.</text:p>
        </text:list-item>
        <text:list-item>
          <text:p text:style-name="P20">Implementing Web API:<text:s/>To integrate with other systems to share the loan processing logic. This would allow other systems to interact with the loan processing system through API.</text:p>
        </text:list-item>
        <text:list-item>
          <text:p text:style-name="P21"><text:span text:style-name="T22"><text:s/>Caching:</text:span><text:s/><text:span text:style-name="T23">Frequently used data such as user input and application report data should be cached to avoid recalculating them every time user requests the data.</text:span></text:p>
        </text:list-item>
        <text:list-item>
          <text:p text:style-name="P24"><text:span text:style-name="T25">User Interface: A graphical user interface (Web or Desktop) would be more user-friendly and could improve usability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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rayu NELLUTLA (13 DI)</meta:initial-creator>
    <dc:creator>Sarayu NELLUTLA (13 DI)</dc:creator>
    <meta:creation-date>2024-11-20T23:55:00Z</meta:creation-date>
    <dc:date>2024-11-21T10:27:00Z</dc:date>
    <meta:template xlink:href="Normal" xlink:type="simple"/>
    <meta:editing-cycles>42</meta:editing-cycles>
    <meta:editing-duration>PT0S</meta:editing-duration>
    <meta:document-statistic meta:page-count="2" meta:paragraph-count="3" meta:word-count="279" meta:character-count="1868" meta:row-count="13" meta:non-whitespace-character-count="1592"/>
  </office:meta>
</office:document-meta>
</file>